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cm" fo:margin-left="-1.259cm" table:align="left" style:writing-mode="lr-tb"/>
    </style:style>
    <style:style style:name="Table1.A" style:family="table-column">
      <style:table-column-properties style:column-width="0.75cm"/>
    </style:style>
    <style:style style:name="Table1.B" style:family="table-column">
      <style:table-column-properties style:column-width="13.753cm"/>
    </style:style>
    <style:style style:name="Table1.C" style:family="table-column">
      <style:table-column-properties style:column-width="2.768cm"/>
    </style:style>
    <style:style style:name="Table1.1" style:family="table-row">
      <style:table-row-properties style:min-row-height="1.044cm" fo:keep-together="auto"/>
    </style:style>
    <style:style style:name="Table1.A1" style:family="table-cell">
      <style:table-cell-properties style:vertical-align="top" fo:padding-left="0.071cm" fo:padding-right="0.07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1cm" fo:padding-right="0.071cm" fo:padding-top="0cm" fo:padding-bottom="0cm" fo:border="0.5pt solid #000000" style:writing-mode="lr-tb"/>
    </style:style>
    <style:style style:name="Table1.2" style:family="table-row">
      <style:table-row-properties style:min-row-height="0.3cm" fo:keep-together="auto"/>
    </style:style>
    <style:style style:name="Table1.A31" style:family="table-cell">
      <style:table-cell-properties style:vertical-align="top" fo:padding-left="0.071cm" fo:padding-right="0.071cm" fo:padding-top="0cm" fo:padding-bottom="0cm" fo:border-left="0.5pt solid #000000" fo:border-right="none" fo:border-top="none" fo:border-bottom="0.5pt solid #000000" style:writing-mode="lr-tb"/>
    </style:style>
    <style:style style:name="Table1.C31" style:family="table-cell">
      <style:table-cell-properties style:vertical-align="top" fo:padding-left="0.071cm" fo:padding-right="0.071cm" fo:padding-top="0cm" fo:padding-bottom="0cm" fo:border-left="0.5pt solid #000000" fo:border-right="0.5pt solid #000000" fo:border-top="none" fo:border-bottom="0.5pt solid #000000" style:writing-mode="lr-tb"/>
    </style:style>
    <style:style style:name="Table1.41" style:family="table-row">
      <style:table-row-properties style:min-row-height="0.582cm" fo:keep-together="auto"/>
    </style:style>
    <style:style style:name="P1" style:family="paragraph" style:parent-style-name="ConsPlusNonformat">
      <style:paragraph-properties fo:text-align="justify" style:justify-single-word="false" fo:orphans="2" fo:widows="2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ConsPlusNonformat">
      <style:paragraph-properties fo:text-align="justify" style:justify-single-word="false" fo:orphans="2" fo:widows="2"/>
      <style:text-properties style:font-name="Times New Roman" fo:font-size="12pt" fo:language="en" fo:country="US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.035cm" fo:margin-bottom="0cm" loext:contextual-spacing="false" style:snap-to-layout-grid="false"/>
    </style:style>
    <style:style style:name="P6" style:family="paragraph" style:parent-style-name="Standard">
      <style:paragraph-properties fo:margin-top="0.035cm" fo:margin-bottom="0cm" loext:contextual-spacing="false" fo:text-align="center" style:justify-single-word="false" style:snap-to-layout-grid="false"/>
    </style:style>
    <style:style style:name="P7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fo:language="en" fo:country="US"/>
    </style:style>
    <style:style style:name="P8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fo:letter-spacing="-0.007cm"/>
    </style:style>
    <style:style style:name="P9" style:family="paragraph" style:parent-style-name="Standard">
      <style:paragraph-properties fo:margin-top="0.035cm" fo:margin-bottom="0cm" loext:contextual-spacing="false" style:snap-to-layout-grid="false"/>
      <style:text-properties style:font-name-asian="Calibri" style:language-asian="en" style:country-asian="US"/>
    </style:style>
    <style:style style:name="P10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style:font-name-asian="Calibri" style:language-asian="en" style:country-asian="US"/>
    </style:style>
    <style:style style:name="P11" style:family="paragraph" style:parent-style-name="FR2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Heading_20_8">
      <style:paragraph-properties fo:margin-top="0.035cm" fo:margin-bottom="0cm" loext:contextual-spacing="false" style:snap-to-layout-grid="false"/>
      <style:text-properties fo:font-size="12pt" style:font-size-asian="12pt"/>
    </style:style>
    <style:style style:name="P13" style:family="paragraph" style:parent-style-name="FR2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 style:list-style-name="WW8Num2">
      <style:paragraph-properties fo:margin-top="0.035cm" fo:margin-bottom="0cm" loext:contextual-spacing="false" style:snap-to-layout-grid="false"/>
      <style:text-properties style:language-asian="ru" style:country-asian="RU"/>
    </style:style>
    <style:style style:name="P15" style:family="paragraph" style:parent-style-name="Standard" style:list-style-name="WW8Num2">
      <style:paragraph-properties fo:margin-top="0.035cm" fo:margin-bottom="0cm" loext:contextual-spacing="false" fo:text-align="center" style:justify-single-word="false" style:snap-to-layout-grid="false"/>
      <style:text-properties style:language-asian="ru" style:country-asian="RU"/>
    </style:style>
    <style:style style:name="P16" style:family="paragraph" style:parent-style-name="Standard" style:list-style-name="WW8Num2">
      <style:paragraph-properties fo:margin-top="0.035cm" fo:margin-bottom="0cm" loext:contextual-spacing="false" fo:text-align="center" style:justify-single-word="false" style:snap-to-layout-grid="false"/>
      <style:text-properties fo:language="en" fo:country="US" style:language-asian="ru" style:country-asian="RU"/>
    </style:style>
    <style:style style:name="P17" style:family="paragraph" style:parent-style-name="Standard">
      <style:paragraph-properties fo:margin-top="0.035cm" fo:margin-bottom="0cm" loext:contextual-spacing="false" style:snap-to-layout-grid="false"/>
      <style:text-properties fo:letter-spacing="-0.007cm"/>
    </style:style>
    <style:style style:name="P18" style:family="paragraph" style:parent-style-name="Standard">
      <style:paragraph-properties fo:margin-top="0.035cm" fo:margin-bottom="0cm" loext:contextual-spacing="false" style:snap-to-layout-grid="false"/>
      <style:text-properties style:font-name-asian="Calibri" style:language-asian="en" style:country-asian="US"/>
    </style:style>
    <style:style style:name="P19" style:family="paragraph" style:parent-style-name="ConsPlusNonformat">
      <style:paragraph-properties fo:text-align="justify" style:justify-single-word="false" fo:orphans="2" fo:widows="2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language="en" fo:country="US"/>
    </style:style>
    <style:style style:name="T2" style:family="text">
      <style:text-properties fo:letter-spacing="-0.004cm"/>
    </style:style>
    <style:style style:name="T3" style:family="text">
      <style:text-properties fo:letter-spacing="0.011cm"/>
    </style:style>
    <style:style style:name="T4" style:family="text">
      <style:text-properties style:font-name-asian="Calibri" style:language-asian="en" style:country-asian="US"/>
    </style:style>
    <style:style style:name="T5" style:family="text">
      <style:text-properties fo:language="es" fo:country="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1">Опись документов, имеющихся в аттестационном деле</text:p>
      <text:p text:style-name="P11">___ФИО_в_родительном_падеже___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  <text:p text:style-name="P5"/>
          </table:table-cell>
          <table:table-cell table:style-name="Table1.A1" office:value-type="string">
            <text:h text:style-name="P12" text:outline-level="8" text:restart-numbering="true" text:start-value="-1">Наименование документов</text:h>
          </table:table-cell>
          <table:table-cell table:style-name="Table1.C1" office:value-type="string">
            <text:p text:style-name="P6">Страницы</text:p>
            <text:p text:style-name="P6">(с __ по __)</text:p>
          </table:table-cell>
        </table:table-row>
        <table:table-row table:style-name="Table1.2">
          <table:table-cell table:style-name="Table1.A1" office:value-type="string">
            <text:list xml:id="list994902749" text:style-name="WW8Num2">
              <text:list-item>
                <text:p text:style-name="P14"/>
              </text:list-item>
            </text:list>
          </table:table-cell>
          <table:table-cell table:style-name="Table1.A1" office:value-type="string">
            <text:p text:style-name="P5">Сопроводительное письмо в ДАНК</text:p>
          </table:table-cell>
          <table:table-cell table:style-name="Table1.C1" office:value-type="string">
            <text:p text:style-name="P7">1-1</text:p>
          </table:table-cell>
        </table:table-row>
        <table:table-row table:style-name="Table1.2">
          <table:table-cell table:style-name="Table1.A1" office:value-type="string">
            <text:list xml:id="list154918821893707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5">Заключение диссертационного совета (2 экз., оригинал и копия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945396573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Информационная справка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85209881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3">Заявление председателю ДС с визой председателя ДС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06377695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Личный листок по учету кадров, справка с места работы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672781693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4">Информация о соискателе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755496833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4">Копия 1 страницы паспорта (РФ и загран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77243055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<text:span text:style-name="T2">Нотариально </text:span>заверенная копия документа о высшем образовании (диплом специалиста, диплом магистра, <text:span text:style-name="T3">диплом об окончании аспирантуры) </text:span>с приложениями (по 1 экз.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81566709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<text:span text:style-name="T2">Нотариально </text:span>заверенная копия диплома кандидата наук – для соискателя ученой степени доктора наук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97028426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Н<text:span text:style-name="T2">отариально </text:span>заверенная копия аттестата доцента (при наличии)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7571806301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5">Документ о нострификации (при наличии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85161595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Нотариально заверенная копия документа о смене фамилии 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8613426229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5">Справка об обучении в аспирантуре, докторантуре, выписка из приказа о прикреплении или соискательстве с указанием даты начала и окончания обучения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18987881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Выписка из протокола Ученого совета факультета об утверждении, и/или изменении темы диссертации 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281443694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Копия приказа о назначении научного руководителя/ научного консультанта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998212702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Документ о сдаче кандидатских экзаменов 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32549722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Отзыв научного руководителя/консультанта 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09690272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17">Обоснование назначения второго научного руководителя/консультанта</text:p>
          </table:table-cell>
          <table:table-cell table:style-name="Table1.C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list xml:id="list154918423459423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17">Заключение организации, где выполнялась работа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55885164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Список научных работ соискателя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19566594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Документ о проверке текста диссертации на наличие некорректных заимствований, отчет о заимствованиях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84830170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Акт проверки первичной документации материалов диссертации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8613150719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3">Заключение этического комитета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8370454637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3">Справки о внедрении (при наличии) 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7573275882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5">Протокол о принятии диссертации к рассмотрению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44270045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Явочный лист _к рассмотрению (если было заседание ДС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923648343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Заключение экспертной комиссии диссертационного совета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42227078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Письменные согласия оппонентов/ ведущей организации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7723234322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9">Сведения об официальных оппонентах/ ведущей организации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929637978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Сведения о дополнительно введенных членах диссертационного совета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798393552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Протокол заседания ДС о принятии диссертации к защите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950897066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Явочный лист _принятие диссертации к защите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826795265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Т<text:span text:style-name="T4">екст объявления о защите на сайте РУДН (скриншот)</text:span>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892435992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Т<text:span text:style-name="T4">екст объявления о защите на сайте ВАК (скриншот)</text:span>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765438219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Справка о передаче диссертации в научную библиотеку РУДН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846146456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Реестр рассылки автореферата с печатью почты</text:p>
          </table:table-cell>
          <table:table-cell table:style-name="Table1.C31" office:value-type="string">
            <text:p text:style-name="P6"/>
          </table:table-cell>
        </table:table-row>
        <text:soft-page-break/>
        <table:table-row table:style-name="Table1.2">
          <table:table-cell table:style-name="Table1.A31" office:value-type="string">
            <text:list xml:id="list15491762664999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Отзывы официальных оппонентов (по 1экз.)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933897903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Отзыв ведущей организации (1 экз.)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10154669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Другие отзывы (по 1экз.)</text:p>
          </table:table-cell>
          <table:table-cell table:style-name="Table1.C1" office:value-type="string">
            <text:p text:style-name="P6"/>
          </table:table-cell>
        </table:table-row>
        <table:table-row table:style-name="Table1.41">
          <table:table-cell table:style-name="Table1.A1" office:value-type="string">
            <text:list xml:id="list15491843487092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9">Приказ о проведении заседания онлайн</text:p>
          </table:table-cell>
          <table:table-cell table:style-name="Table1.C1" office:value-type="string">
            <text:p text:style-name="P10"/>
          </table:table-cell>
        </table:table-row>
        <table:table-row table:style-name="Table1.41">
          <table:table-cell table:style-name="Table1.A1" office:value-type="string">
            <text:list xml:id="list154917757395260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9">Протокол заседания диссертационного совета по защите</text:p>
          </table:table-cell>
          <table:table-cell table:style-name="Table1.C1" office:value-type="string">
            <text:p text:style-name="P6"/>
          </table:table-cell>
        </table:table-row>
        <table:table-row table:style-name="Table1.41">
          <table:table-cell table:style-name="Table1.A1" office:value-type="string">
            <text:list xml:id="list15491909375642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Лист регистрации, если заседание проходило онлайн</text:p>
          </table:table-cell>
          <table:table-cell table:style-name="Table1.C1" office:value-type="string">
            <text:p text:style-name="P6"/>
          </table:table-cell>
        </table:table-row>
        <table:table-row table:style-name="Table1.41">
          <table:table-cell table:style-name="Table1.A1" office:value-type="string">
            <text:list xml:id="list154918811965757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Явочный лист _защита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392749587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9">Проект заключения диссертационного совета, заверенный подписями членов экспертной комиссии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937650591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Скан электронного бюллетеня голосования (онлайн формат)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1" office:value-type="string">
            <text:list xml:id="list154918791576507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5">Протокол счетной комиссии 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939036135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3">Бюллетени в запечатанном конверте (очный формат)</text:p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list xml:id="list15491847317742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5">Стенограмма заседания диссертационного совета</text:p>
          </table:table-cell>
          <table:table-cell table:style-name="Table1.C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list xml:id="list15491875852186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1" office:value-type="string">
            <text:p text:style-name="P9">Копия исходящего письма в ЦНМБ с отметкой о получении диссертации</text:p>
            <text:p text:style-name="P9">или печатью почты (если диссертация отправлена по почте)</text:p>
          </table:table-cell>
          <table:table-cell table:style-name="Table1.C1" office:value-type="string">
            <text:p text:style-name="P7">-</text:p>
          </table:table-cell>
        </table:table-row>
        <table:table-row table:style-name="Table1.2">
          <table:table-cell table:style-name="Table1.A31" office:value-type="string">
            <text:list xml:id="list154919709793485" text:continue-numbering="true" text:style-name="WW8Num2">
              <text:list-item>
                <text:p text:style-name="P16"/>
              </text:list-item>
            </text:list>
          </table:table-cell>
          <table:table-cell table:style-name="Table1.A31" office:value-type="string">
            <text:p text:style-name="P9">Копия исходящего письма в РГБ с отметкой о получении диссертации или печатью почты (если диссертация отправлена по почте)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962158389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Опись аттестационного дела </text:p>
          </table:table-cell>
          <table:table-cell table:style-name="Table1.C31" office:value-type="string">
            <text:p text:style-name="P6"/>
          </table:table-cell>
        </table:table-row>
        <table:table-row table:style-name="Table1.2">
          <table:table-cell table:style-name="Table1.A31" office:value-type="string">
            <text:list xml:id="list154918907293518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<text:span text:style-name="T1">CD</text:span>-диск с документами в формате <text:span text:style-name="T5">PDF </text:span>по описи и текстом диссертации и автореферата (<text:span text:style-name="T1">PDF</text:span>)</text:p>
          </table:table-cell>
          <table:table-cell table:style-name="Table1.C31" office:value-type="string">
            <text:p text:style-name="P6"><text:s/>конверт</text:p>
          </table:table-cell>
        </table:table-row>
        <table:table-row table:style-name="Table1.2">
          <table:table-cell table:style-name="Table1.A31" office:value-type="string">
            <text:list xml:id="list154917698799606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<text:span text:style-name="T1">CD</text:span>-диск с видеозаписью заседания по защите </text:p>
          </table:table-cell>
          <table:table-cell table:style-name="Table1.C31" office:value-type="string">
            <text:p text:style-name="P6">конверт</text:p>
          </table:table-cell>
        </table:table-row>
        <table:table-row table:style-name="Table1.2">
          <table:table-cell table:style-name="Table1.A31" office:value-type="string">
            <text:list xml:id="list154919060897080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Автореферат (с подписью соискателя и ученого секретаря)</text:p>
          </table:table-cell>
          <table:table-cell table:style-name="Table1.C31" office:value-type="string">
            <text:p text:style-name="P6">2 шт.</text:p>
          </table:table-cell>
        </table:table-row>
        <table:table-row table:style-name="Table1.2">
          <table:table-cell table:style-name="Table1.A31" office:value-type="string">
            <text:list xml:id="list154918801097775" text:continue-numbering="true" text:style-name="WW8Num2">
              <text:list-item>
                <text:p text:style-name="P15"/>
              </text:list-item>
            </text:list>
          </table:table-cell>
          <table:table-cell table:style-name="Table1.A31" office:value-type="string">
            <text:p text:style-name="P5">Ксерокопии основных научных трудов</text:p>
          </table:table-cell>
          <table:table-cell table:style-name="Table1.C31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>Ученый секретарь</text:p>
      <text:p text:style-name="P1">диссертационного совета<text:tab/><text:tab/><text:tab/><text:tab/><text:tab/><text:tab/>___Учсекретарь_И_О___</text:p>
      <text:p text:style-name="P2"/>
      <text:p text:style-name="P1"/>
      <text:p text:style-name="P1">(гербовая печат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953cm" fo:margin-right="0cm" fo:text-indent="0cm" style:auto-text-indent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orphans="0" fo:widows="0" fo:keep-with-next="always" style:text-autospace="none"/>
      <style:text-properties fo:font-size="14pt" style:font-size-asian="14pt" style:font-style-complex="italic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FR2" style:family="paragraph">
      <style:paragraph-properties fo:orphans="0" fo:widows="0" fo:hyphenation-ladder-count="no-limit" style:text-autospace="none"/>
      <style:text-properties style:use-window-font-color="true" style:font-name="Arial" fo:font-family="Arial" style:font-family-generic="swiss" style:font-pitch="variable" fo:font-size="14pt" fo:language="ru" fo:country="RU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Основной_20_текст_20__28_2_29__20__2b__20_Курсив" style:display-name="Основной текст (2) + Курсив" style:family="text">
      <style:text-properties fo:font-variant="normal" fo:text-transform="none" fo:color="#000000" style:font-name="Times New Roman" fo:font-family="'Times New Roman'" style:font-family-generic="roman" style:font-pitch="variable" fo:font-size="12pt" fo:letter-spacing="normal" fo:language="ru" fo:country="RU" fo:font-style="italic" style:text-underline-style="solid" style:text-underline-width="auto" style:text-underline-color="font-color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language-complex="ru" style:country-complex="RU" style:font-style-complex="italic" style:font-weight-complex="normal" style:text-scale="100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пись документов, имеющихся в аттестационном деле</dc:title>
    <dc:subject/>
    <meta:keyword/>
    <meta:initial-creator>ws4</meta:initial-creator>
    <meta:creation-date>2020-01-27T14:51:00</meta:creation-date>
    <dc:date>2025-10-16T15:49:17.265905869</dc:date>
    <meta:print-date>2019-11-12T15:54:00</meta:print-date>
    <meta:editing-cycles>16</meta:editing-cycles>
    <meta:editing-duration>PT2H35M18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130" meta:word-count="480" meta:character-count="3458" meta:non-whitespace-character-count="3093"/>
  </office:meta>
</office:document-meta>
</file>